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osn-zenski-00-99-&quot; &amp; TEXT(ROW(); &quot;000&quot;)" office:value-type="string" office:string-value="br-osn-zenski-00-99-001" calcext:value-type="string">
            <text:p>br-osn-zenski-00-99-001</text:p>
          </table:table-cell>
          <table:table-cell office:value-type="string" calcext:value-type="string">
            <text:p>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02" calcext:value-type="string">
            <text:p>br-osn-zenski-00-99-002</text:p>
          </table:table-cell>
          <table:table-cell office:value-type="string" calcext:value-type="string">
            <text:p>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03" calcext:value-type="string">
            <text:p>br-osn-zenski-00-99-003</text:p>
          </table:table-cell>
          <table:table-cell office:value-type="string" calcext:value-type="string">
            <text:p>Двадесет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04" calcext:value-type="string">
            <text:p>br-osn-zenski-00-99-004</text:p>
          </table:table-cell>
          <table:table-cell office:value-type="string" calcext:value-type="string">
            <text:p>Двадесет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05" calcext:value-type="string">
            <text:p>br-osn-zenski-00-99-005</text:p>
          </table:table-cell>
          <table:table-cell office:value-type="string" calcext:value-type="string">
            <text:p>Двадесет и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06" calcext:value-type="string">
            <text:p>br-osn-zenski-00-99-006</text:p>
          </table:table-cell>
          <table:table-cell office:value-type="string" calcext:value-type="string">
            <text:p>Двадесет и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07" calcext:value-type="string">
            <text:p>br-osn-zenski-00-99-007</text:p>
          </table:table-cell>
          <table:table-cell office:value-type="string" calcext:value-type="string">
            <text:p>Тридесет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08" calcext:value-type="string">
            <text:p>br-osn-zenski-00-99-008</text:p>
          </table:table-cell>
          <table:table-cell office:value-type="string" calcext:value-type="string">
            <text:p>Тридесет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09" calcext:value-type="string">
            <text:p>br-osn-zenski-00-99-009</text:p>
          </table:table-cell>
          <table:table-cell office:value-type="string" calcext:value-type="string">
            <text:p>Тридесет и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0" calcext:value-type="string">
            <text:p>br-osn-zenski-00-99-010</text:p>
          </table:table-cell>
          <table:table-cell office:value-type="string" calcext:value-type="string">
            <text:p>Тридесет и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1" calcext:value-type="string">
            <text:p>br-osn-zenski-00-99-011</text:p>
          </table:table-cell>
          <table:table-cell office:value-type="string" calcext:value-type="string">
            <text:p>Четрдесет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2" calcext:value-type="string">
            <text:p>br-osn-zenski-00-99-012</text:p>
          </table:table-cell>
          <table:table-cell office:value-type="string" calcext:value-type="string">
            <text:p>Четрдесет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3" calcext:value-type="string">
            <text:p>br-osn-zenski-00-99-013</text:p>
          </table:table-cell>
          <table:table-cell office:value-type="string" calcext:value-type="string">
            <text:p>Четрдесет и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4" calcext:value-type="string">
            <text:p>br-osn-zenski-00-99-014</text:p>
          </table:table-cell>
          <table:table-cell office:value-type="string" calcext:value-type="string">
            <text:p>Четрдесет и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5" calcext:value-type="string">
            <text:p>br-osn-zenski-00-99-015</text:p>
          </table:table-cell>
          <table:table-cell office:value-type="string" calcext:value-type="string">
            <text:p>Педесет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6" calcext:value-type="string">
            <text:p>br-osn-zenski-00-99-016</text:p>
          </table:table-cell>
          <table:table-cell office:value-type="string" calcext:value-type="string">
            <text:p>Педесет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7" calcext:value-type="string">
            <text:p>br-osn-zenski-00-99-017</text:p>
          </table:table-cell>
          <table:table-cell office:value-type="string" calcext:value-type="string">
            <text:p>Педесет и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8" calcext:value-type="string">
            <text:p>br-osn-zenski-00-99-018</text:p>
          </table:table-cell>
          <table:table-cell office:value-type="string" calcext:value-type="string">
            <text:p>Педесет и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19" calcext:value-type="string">
            <text:p>br-osn-zenski-00-99-019</text:p>
          </table:table-cell>
          <table:table-cell office:value-type="string" calcext:value-type="string">
            <text:p>Шездесет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0" calcext:value-type="string">
            <text:p>br-osn-zenski-00-99-020</text:p>
          </table:table-cell>
          <table:table-cell office:value-type="string" calcext:value-type="string">
            <text:p>Шездесет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1" calcext:value-type="string">
            <text:p>br-osn-zenski-00-99-021</text:p>
          </table:table-cell>
          <table:table-cell office:value-type="string" calcext:value-type="string">
            <text:p>Шездесет и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2" calcext:value-type="string">
            <text:p>br-osn-zenski-00-99-022</text:p>
          </table:table-cell>
          <table:table-cell office:value-type="string" calcext:value-type="string">
            <text:p>Шездесет и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3" calcext:value-type="string">
            <text:p>br-osn-zenski-00-99-023</text:p>
          </table:table-cell>
          <table:table-cell office:value-type="string" calcext:value-type="string">
            <text:p>Седамдесет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4" calcext:value-type="string">
            <text:p>br-osn-zenski-00-99-024</text:p>
          </table:table-cell>
          <table:table-cell office:value-type="string" calcext:value-type="string">
            <text:p>Седамдесет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5" calcext:value-type="string">
            <text:p>br-osn-zenski-00-99-025</text:p>
          </table:table-cell>
          <table:table-cell office:value-type="string" calcext:value-type="string">
            <text:p>Седамдесет и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6" calcext:value-type="string">
            <text:p>br-osn-zenski-00-99-026</text:p>
          </table:table-cell>
          <table:table-cell office:value-type="string" calcext:value-type="string">
            <text:p>Седамдесет и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7" calcext:value-type="string">
            <text:p>br-osn-zenski-00-99-027</text:p>
          </table:table-cell>
          <table:table-cell office:value-type="string" calcext:value-type="string">
            <text:p>Осамдесет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8" calcext:value-type="string">
            <text:p>br-osn-zenski-00-99-028</text:p>
          </table:table-cell>
          <table:table-cell office:value-type="string" calcext:value-type="string">
            <text:p>Осамдесет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29" calcext:value-type="string">
            <text:p>br-osn-zenski-00-99-029</text:p>
          </table:table-cell>
          <table:table-cell office:value-type="string" calcext:value-type="string">
            <text:p>Осамдесет и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30" calcext:value-type="string">
            <text:p>br-osn-zenski-00-99-030</text:p>
          </table:table-cell>
          <table:table-cell office:value-type="string" calcext:value-type="string">
            <text:p>Осамдесет и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31" calcext:value-type="string">
            <text:p>br-osn-zenski-00-99-031</text:p>
          </table:table-cell>
          <table:table-cell office:value-type="string" calcext:value-type="string">
            <text:p>Деведесет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32" calcext:value-type="string">
            <text:p>br-osn-zenski-00-99-032</text:p>
          </table:table-cell>
          <table:table-cell office:value-type="string" calcext:value-type="string">
            <text:p>Деведесет две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33" calcext:value-type="string">
            <text:p>br-osn-zenski-00-99-033</text:p>
          </table:table-cell>
          <table:table-cell office:value-type="string" calcext:value-type="string">
            <text:p>Деведесет и једна.</text:p>
          </table:table-cell>
        </table:table-row>
        <table:table-row table:style-name="ro1">
          <table:table-cell table:formula="of:=&quot;br-osn-zenski-00-99-&quot; &amp; TEXT(ROW(); &quot;000&quot;)" office:value-type="string" office:string-value="br-osn-zenski-00-99-034" calcext:value-type="string">
            <text:p>br-osn-zenski-00-99-034</text:p>
          </table:table-cell>
          <table:table-cell office:value-type="string" calcext:value-type="string">
            <text:p>Деведесет и две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46:04.6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4:36.065000000</meta:creation-date>
    <dc:date>2024-02-23T16:46:19.716000000</dc:date>
    <meta:editing-duration>PT26M19S</meta:editing-duration>
    <meta:editing-cycles>5</meta:editing-cycles>
    <meta:generator>LibreOffice/7.5.9.2$Windows_X86_64 LibreOffice_project/cdeefe45c17511d326101eed8008ac4092f278a9</meta:generator>
    <meta:document-statistic meta:table-count="1" meta:cell-count="68" meta:object-count="0"/>
  </office:meta>
</office:document-meta>
</file>